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b1c" officeooo:paragraph-rsid="001d0b1c"/>
    </style:style>
    <style:style style:name="P2" style:family="paragraph" style:parent-style-name="Standard">
      <style:text-properties fo:font-weight="bold" officeooo:rsid="0024151c" officeooo:paragraph-rsid="0024151c" style:font-weight-asian="bold" style:font-weight-complex="bold"/>
    </style:style>
    <style:style style:name="P3" style:family="paragraph" style:parent-style-name="Standard">
      <style:text-properties fo:color="#800000" fo:font-weight="bold" officeooo:rsid="001d0b1c" officeooo:paragraph-rsid="001d0b1c" style:font-weight-asian="bold" style:font-weight-complex="bold"/>
    </style:style>
    <style:style style:name="P4" style:family="paragraph" style:parent-style-name="Standard">
      <style:text-properties style:use-window-font-color="true" fo:font-weight="normal" officeooo:rsid="001d0b1c" officeooo:paragraph-rsid="001d0b1c" style:font-weight-asian="normal" style:font-weight-complex="normal"/>
    </style:style>
    <style:style style:name="P5" style:family="paragraph" style:parent-style-name="Standard">
      <style:text-properties officeooo:rsid="001e1616" officeooo:paragraph-rsid="001e1616"/>
    </style:style>
    <style:style style:name="P6" style:family="paragraph" style:parent-style-name="Standard">
      <style:text-properties officeooo:rsid="001fd293" officeooo:paragraph-rsid="001fd293"/>
    </style:style>
    <style:style style:name="P7" style:family="paragraph" style:parent-style-name="Standard">
      <style:text-properties officeooo:rsid="0021b9af" officeooo:paragraph-rsid="0021b9af"/>
    </style:style>
    <style:style style:name="P8" style:family="paragraph" style:parent-style-name="Standard">
      <style:text-properties officeooo:rsid="002241a1" officeooo:paragraph-rsid="002241a1"/>
    </style:style>
    <style:style style:name="P9" style:family="paragraph" style:parent-style-name="Standard">
      <style:text-properties officeooo:rsid="0023272a" officeooo:paragraph-rsid="0023272a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</text:p>
      <text:p text:style-name="P1"/>
      <text:p text:style-name="P1">Struttura: <text:tab/><text:tab/>bisogna avere una struct intuitiva anche a primo occhio.</text:p>
      <text:p text:style-name="P1">Reattività: <text:tab/><text:tab/>reagisce alle azioni dell'utente che si possono fare con gli elementi messi.</text:p>
      <text:p text:style-name="P1"><text:tab/><text:tab/><text:tab/>nel caso volessi imporre un ordine, devo strutturarlo in modo tale</text:p>
      <text:p text:style-name="P1">Visualizzazione: <text:tab/>tema piacevole</text:p>
      <text:p text:style-name="P1"/>
      <text:p text:style-name="P3">Swing</text:p>
      <text:p text:style-name="P3"/>
      <text:p text:style-name="P4">Parte della libreria JFC.</text:p>
      <text:p text:style-name="P1"/>
      <text:p text:style-name="P1">Supporto look and feel: tema grafico in base al SO o al tema scelto di base</text:p>
      <text:p text:style-name="P5">Accessibilità: braille, screen reader...</text:p>
      <text:p text:style-name="P5"/>
      <text:p text:style-name="P5">Insiemi di oggetti, metodi e classi per GUI. </text:p>
      <text:p text:style-name="P1"/>
      <text:p text:style-name="P2">MVC</text:p>
      <text:p text:style-name="P6">Model: è il core, rappresenta lo stato dell'applicazione ed è quello che modifica i dati</text:p>
      <text:p text:style-name="P6">Controller: non sa come modificare i dati, infatti lo chiede al model</text:p>
      <text:p text:style-name="P6"/>
      <text:p text:style-name="P6">In base al tipo di richiesta arrivata, il model decide la view, e fa visualizzare il pezzo richiesto.</text:p>
      <text:p text:style-name="P6"/>
      <text:p text:style-name="P7">Se tocchiamo la view, non si modifica il comportamento delle altre parti</text:p>
      <text:p text:style-name="P7"/>
      <text:p text:style-name="P7">Possiamo specificare per ogni componente cosa succede quando l'utente fa qualcosa, ovvero un evento.</text:p>
      <text:p text:style-name="P8">Associamo un certo metodo per fare l'azione richiesta.</text:p>
      <text:p text:style-name="P8"/>
      <text:p text:style-name="P9">Ogni finestra ha generalmente un thread</text:p>
      <text:p text:style-name="P9"/>
      <text:p text:style-name="P9"/>
      <text:p text:style-name="P9"/>
      <text:p text:style-name="P9"/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1:45:54.565941425</meta:creation-date>
    <meta:generator>LibreOffice/4.2.8.2$Linux_X86_64 LibreOffice_project/420m0$Build-2</meta:generator>
    <dc:date>2019-05-09T13:24:39.197958741</dc:date>
    <meta:editing-duration>PT1H25M32S</meta:editing-duration>
    <meta:editing-cycles>7</meta:editing-cycles>
    <meta:document-statistic meta:table-count="0" meta:image-count="0" meta:object-count="0" meta:page-count="1" meta:paragraph-count="18" meta:word-count="157" meta:character-count="979" meta:non-whitespace-character-count="831"/>
  </office:meta>
</office:document-meta>
</file>